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24e10"/>
    </style:style>
    <style:style style:name="P2" style:family="paragraph" style:parent-style-name="Text_20_body">
      <style:text-properties fo:font-weight="bold" officeooo:rsid="00429e32" officeooo:paragraph-rsid="00429e32" style:font-weight-asian="bold" style:font-weight-complex="bold"/>
    </style:style>
    <style:style style:name="P3" style:family="paragraph" style:parent-style-name="Text_20_body">
      <style:text-properties officeooo:rsid="0040f860" officeooo:paragraph-rsid="00429e32"/>
    </style:style>
    <style:style style:name="P4" style:family="paragraph" style:parent-style-name="Text_20_body">
      <style:paragraph-properties fo:margin-top="0in" fo:margin-bottom="0.1874in" loext:contextual-spacing="false" style:line-height-at-least="0.2083in"/>
    </style:style>
    <style:style style:name="P5" style:family="paragraph" style:parent-style-name="Text_20_body">
      <style:paragraph-properties fo:margin-top="0.0791in" fo:margin-bottom="0.0791in" loext:contextual-spacing="false"/>
      <style:text-properties officeooo:rsid="003ed6b7" officeooo:paragraph-rsid="003ed6b7"/>
    </style:style>
    <style:style style:name="P6" style:family="paragraph" style:parent-style-name="Text_20_body">
      <style:paragraph-properties fo:margin-top="0.0791in" fo:margin-bottom="0.0791in" loext:contextual-spacing="false"/>
      <style:text-properties officeooo:rsid="00424e10" officeooo:paragraph-rsid="00429e32"/>
    </style:style>
    <style:style style:name="P7" style:family="paragraph" style:parent-style-name="Text_20_body" style:list-style-name="L1">
      <style:text-properties fo:font-weight="bold" officeooo:rsid="0040f860" officeooo:paragraph-rsid="0047a8d6" style:font-weight-asian="bold" style:font-weight-complex="bold"/>
    </style:style>
    <style:style style:name="P8" style:family="paragraph" style:parent-style-name="Text_20_body" style:list-style-name="L1">
      <style:text-properties fo:font-weight="bold" officeooo:rsid="0040f860" officeooo:paragraph-rsid="004871d5" style:font-weight-asian="bold" style:font-weight-complex="bold"/>
    </style:style>
    <style:style style:name="P9" style:family="paragraph" style:parent-style-name="Text_20_body" style:list-style-name="L2">
      <style:text-properties officeooo:rsid="00418236" officeooo:paragraph-rsid="00429e32"/>
    </style:style>
    <style:style style:name="P10" style:family="paragraph" style:parent-style-name="Text_20_body" style:list-style-name="L3">
      <style:paragraph-properties fo:margin-top="0in" fo:margin-bottom="0.0311in" loext:contextual-spacing="false" style:line-height-at-least="0.2083in" fo:padding="0in" fo:border="none"/>
    </style:style>
    <style:style style:name="P11" style:family="paragraph" style:parent-style-name="Text_20_body" style:list-style-name="L4">
      <style:paragraph-properties fo:margin-top="0in" fo:margin-bottom="0.0311in" loext:contextual-spacing="false" style:line-height-at-least="0.2083in" fo:padding="0in" fo:border="none"/>
    </style:style>
    <style:style style:name="P12" style:family="paragraph" style:parent-style-name="Text_20_body" style:list-style-name="L5">
      <style:paragraph-properties fo:margin-top="0in" fo:margin-bottom="0.0311in" loext:contextual-spacing="false" style:line-height-at-least="0.2083in" fo:padding="0in" fo:border="none"/>
    </style:style>
    <style:style style:name="T1" style:family="text">
      <style:text-properties style:font-name="Google Sans Text" fo:font-size="10.5pt" fo:letter-spacing="normal" fo:font-weight="normal"/>
    </style:style>
    <style:style style:name="T2" style:family="text">
      <style:text-properties style:font-name="Google Sans Text" fo:font-size="10.5pt" fo:letter-spacing="normal" fo:font-weight="normal" officeooo:rsid="0054d6bb"/>
    </style:style>
    <style:style style:name="T3" style:family="text">
      <style:text-properties style:font-name="Google Sans Text" fo:font-size="10.5pt" fo:letter-spacing="normal" fo:font-weight="bold" officeooo:rsid="00429e32" style:font-weight-asian="bold" style:font-weight-complex="bold"/>
    </style:style>
    <style:style style:name="T4" style:family="text">
      <style:text-properties style:font-name="DM Mono" fo:font-size="9.75pt" fo:letter-spacing="normal" fo:font-weight="normal" loext:padding-left="0.0311in" loext:padding-right="0in" loext:padding-top="0.0193in" loext:padding-bottom="0.0193in" loext:border-left="0.06pt solid #000000" loext:border-right="none" loext:border-top="0.06pt solid #000000" loext:border-bottom="0.06pt solid #000000"/>
    </style:style>
    <style:style style:name="T5" style:family="text">
      <style:text-properties officeooo:rsid="00418236"/>
    </style:style>
    <style:style style:name="T6" style:family="text">
      <style:text-properties officeooo:rsid="005a7e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tes</text:p>
      <text:list xml:id="list3076403214" text:style-name="L1">
        <text:list-item>
          <text:p text:style-name="P7">Event individual page, en vez de modal</text:p>
        </text:list-item>
        <text:list-item>
          <text:p text:style-name="P8">Locaciones, tenga dos opciones Mapa y Lista, una opcion solo el mapa 100% y la otra la lista de los venues, mejor que una lisat seria una tarjeta o algo. <text:span text:style-name="T5">Que el mapa se ponga en el lugar del usuario con filtro sin mostrar de otros paises</text:span></text:p>
        </text:list-item>
      </text:list>
      <text:p text:style-name="P3"/>
      <text:list xml:id="list1907240311" text:style-name="L2">
        <text:list-item>
          <text:p text:style-name="P9">Separados en 3 fases el resgistro de usuario, agrupando, General, Location y Opcionales</text:p>
        </text:list-item>
        <text:list-item>
          <text:p text:style-name="P9">Registro con RRSS <text:span text:style-name="T6">(luego de que ellos se hagan Firebase)</text:span></text:p>
        </text:list-item>
      </text:list>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3">USERS</text:span></text:span></text:p>
      <text:p text:style-name="P5"><text:span text:style-name="Strong_20_Emphasis"><text:span text:style-name="T1"/></text:span></text:p>
      <text:p text:style-name="P5"><text:span text:style-name="Strong_20_Emphasis"><text:span text:style-name="T1">Option 1: La Paz - Contemporary &amp; Andean Focus</text:span></text:span></text:p>
      <text:list xml:id="list2997290864" text:style-name="L3">
        <text:list-item>
          <text:p text:style-name="P10"><text:span text:style-name="Strong_20_Emphasis"><text:span text:style-name="T1">Name:</text:span></text:span><text:span text:style-name="T1"> Galería Altura Creativa</text:span></text:p>
        </text:list-item>
        <text:list-item>
          <text:p text:style-name="P10"><text:span text:style-name="Strong_20_Emphasis"><text:span text:style-name="T1">Address:</text:span></text:span><text:span text:style-name="T1"> Calle Jaén No. 710, Zona Casco Urbano Central, La Paz, Bolivia</text:span></text:p>
        </text:list-item>
        <text:list-item>
          <text:p text:style-name="P10"><text:span text:style-name="Strong_20_Emphasis"><text:span text:style-name="T1">Facebook:</text:span></text:span><text:span text:style-name="T1"> </text:span><text:span text:style-name="T4">facebook.com/AlturaCreativaLPZ</text:span></text:p>
        </text:list-item>
        <text:list-item>
          <text:p text:style-name="P10"><text:span text:style-name="Strong_20_Emphasis"><text:span text:style-name="T1">Instagram:</text:span></text:span><text:span text:style-name="T1"> </text:span><text:span text:style-name="T4">@AlturaCreativaLPZ</text:span></text:p>
        </text:list-item>
        <text:list-item>
          <text:p text:style-name="P10"><text:span text:style-name="Strong_20_Emphasis"><text:span text:style-name="T1">Phone:</text:span></text:span><text:span text:style-name="T1"> +591 2 2901234</text:span></text:p>
        </text:list-item>
        <text:list-item>
          <text:p text:style-name="P10"><text:span text:style-name="Strong_20_Emphasis"><text:span text:style-name="T1">Venue Description (approx. 595 chars):</text:span></text:span><text:span text:style-name="T1"><text:line-break/>Nestled in the historic heart of La Paz, Galería Altura Creativa pulsates with the energy of contemporary Andean art. We are a dynamic space dedicated to showcasing established and emerging Bolivian artists who explore themes of identity, landscape, and social commentary through painting, sculpture, photography, and mixed media. Our curated exhibitions challenge perspectives and foster dialogue. Beyond a traditional gallery, Altura Creativa hosts artist talks, intimate music sessions, and workshops, aiming to be a vibrant cultural hub connecting artists and the community in the unique atmosphere of the world's highest capital city.</text:span></text:p>
        </text:list-item>
        <text:list-item>
          <text:p text:style-name="P10"><text:span text:style-name="Strong_20_Emphasis"><text:span text:style-name="T1">Event Name:</text:span></text:span><text:span text:style-name="T1"> "Miradas Andinas: Nuevos Horizontes"</text:span></text:p>
        </text:list-item>
        <text:list-item>
          <text:p text:style-name="P10"><text:span text:style-name="Strong_20_Emphasis"><text:span text:style-name="T1">Event Description (approx. 198 chars):</text:span></text:span><text:span text:style-name="T1"><text:line-break/>An exploration of contemporary Andean identity through the lens of five emerging visual artists. Join us for the opening night featuring powerful paintings, intricate sculptures, and evocative photography. Discover fresh perspectives.</text:span></text:p>
        </text:list-item>
      </text:list>
      <text:p text:style-name="Horizontal_20_Line"/>
      <text:p text:style-name="P4"><text:span text:style-name="Strong_20_Emphasis"><text:span text:style-name="T1">Option 2: Santa Cruz - Modern &amp; Emerging Art Hub</text:span></text:span></text:p>
      <text:list xml:id="list2204298603" text:style-name="L4">
        <text:list-item>
          <text:p text:style-name="P11"><text:span text:style-name="Strong_20_Emphasis"><text:span text:style-name="T1">Name:</text:span></text:span><text:span text:style-name="T1"> Espacio Lúmina Arte Contemporáneo</text:span></text:p>
        </text:list-item>
        <text:list-item>
          <text:p text:style-name="P11"><text:soft-page-break/><text:span text:style-name="Strong_20_Emphasis"><text:span text:style-name="T1">Address:</text:span></text:span><text:span text:style-name="T1"> Av. Monseñor Rivero No. 255, Equipetrol Norte, Santa Cruz de la Sierra, Bolivia</text:span></text:p>
        </text:list-item>
        <text:list-item>
          <text:p text:style-name="P11"><text:span text:style-name="Strong_20_Emphasis"><text:span text:style-name="T1">Facebook:</text:span></text:span><text:span text:style-name="T1"> </text:span><text:span text:style-name="T4">facebook.com/EspacioLuminaSCZ</text:span></text:p>
        </text:list-item>
        <text:list-item>
          <text:p text:style-name="P11"><text:span text:style-name="Strong_20_Emphasis"><text:span text:style-name="T1">Instagram:</text:span></text:span><text:span text:style-name="T1"> </text:span><text:span text:style-name="T4">@EspacioLuminaSCZ</text:span></text:p>
        </text:list-item>
        <text:list-item>
          <text:p text:style-name="P11"><text:span text:style-name="Strong_20_Emphasis"><text:span text:style-name="T1">Phone:</text:span></text:span><text:span text:style-name="T1"> +591 3 3567890</text:span></text:p>
        </text:list-item>
        <text:list-item>
          <text:p text:style-name="P11"><text:span text:style-name="Strong_20_Emphasis"><text:span text:style-name="T1">Venue Description (approx. 598 chars):</text:span></text:span><text:span text:style-name="T1"><text:line-break/>Espacio Lúmina is Santa Cruz's beacon for cutting-edge contemporary art. Situated in the cosmopolitan Equipetrol area, our gallery boasts a minimalist design, allowing the bold works we feature to truly shine. We focus on promoting innovative Bolivian and Latin American artists, pushing boundaries in abstraction, conceptual art, and digital media. Lúmina is more than white walls; it's a platform for connection, hosting networking events for artists and collectors, portfolio reviews, and collaborations with international curators. We strive to illuminate the vibrant and rapidly evolving art scene of eastern Bolivia.</text:span></text:p>
        </text:list-item>
        <text:list-item>
          <text:p text:style-name="P11"><text:span text:style-name="Strong_20_Emphasis"><text:span text:style-name="T1">Event Name:</text:span></text:span><text:span text:style-name="T1"> "Frecuencia Emergente: Colectiva Joven"</text:span></text:p>
        </text:list-item>
        <text:list-item>
          <text:p text:style-name="P11"><text:span text:style-name="Strong_20_Emphasis"><text:span text:style-name="T1">Event Description (approx. 195 chars):</text:span></text:span><text:span text:style-name="T1"><text:line-break/>Tune into the pulse of new art! "Frecuencia Emergente" presents a group exhibition of dynamic young artists experimenting with form, color, and technology. Opening reception with live DJ set and artist meet-and-greet.</text:span></text:p>
        </text:list-item>
      </text:list>
      <text:p text:style-name="Horizontal_20_Line"/>
      <text:p text:style-name="P4"><text:span text:style-name="Strong_20_Emphasis"><text:span text:style-name="T1">Option 3: Cochabamba - Community &amp; Traditional Arts Focus</text:span></text:span></text:p>
      <text:list xml:id="list2282754434" text:style-name="L5">
        <text:list-item>
          <text:p text:style-name="P12"><text:span text:style-name="Strong_20_Emphasis"><text:span text:style-name="T1">Name:</text:span></text:span><text:span text:style-name="T1"> Centro Cultural El Taller del Valle</text:span></text:p>
        </text:list-item>
        <text:list-item>
          <text:p text:style-name="P12"><text:span text:style-name="Strong_20_Emphasis"><text:span text:style-name="T1">Address:</text:span></text:span><text:span text:style-name="T1"> Calle Antezana No. E-0654, Zona Queru Queru, Cochabamba, Bolivia</text:span></text:p>
        </text:list-item>
        <text:list-item>
          <text:p text:style-name="P12"><text:span text:style-name="Strong_20_Emphasis"><text:span text:style-name="T1">Facebook:</text:span></text:span><text:span text:style-name="T1"> </text:span><text:span text:style-name="T4">facebook.com/TallerDelValleCBB</text:span></text:p>
        </text:list-item>
        <text:list-item>
          <text:p text:style-name="P12"><text:span text:style-name="Strong_20_Emphasis"><text:span text:style-name="T1">Instagram:</text:span></text:span><text:span text:style-name="T1"> </text:span><text:span text:style-name="T4">@TallerDelValleCBB</text:span></text:p>
        </text:list-item>
        <text:list-item>
          <text:p text:style-name="P12"><text:span text:style-name="Strong_20_Emphasis"><text:span text:style-name="T1">Phone:</text:span></text:span><text:span text:style-name="T1"> +591 4 4485678</text:span></text:p>
        </text:list-item>
        <text:list-item>
          <text:p text:style-name="P12"><text:span text:style-name="Strong_20_Emphasis"><text:span text:style-name="T1">Venue Description (approx. 596 chars):</text:span></text:span><text:span text:style-name="T1"><text:line-break/>El Taller del Valle is a warm and inviting cultural center in Cochabamba, celebrating the rich artistic heritage and contemporary creativity of the valley. We offer a unique blend: a gallery showcasing local painters and sculptors inspired by Cochabamba's landscapes and traditions, alongside active workshop spaces for ceramics, weaving, and printmaking. Our mission is community engagement – fostering creativity through classes for all ages, artisan fairs, and cultural events that highlight traditional music and dance. It's a place to learn, create, appreciate, and connect with the artistic soul of Cochabamba.</text:span></text:p>
        </text:list-item>
        <text:list-item>
          <text:p text:style-name="P12"><text:span text:style-name="Strong_20_Emphasis"><text:span text:style-name="T1">Event Name:</text:span></text:span><text:span text:style-name="T1"> "Manos del Valle: Feria de Creadores"</text:span></text:p>
        </text:list-item>
        <text:list-item>
          <text:p text:style-name="P12"><text:span text:style-name="Strong_20_Emphasis"><text:span text:style-name="T1">Event Description (approx. 199 chars):</text:span></text:span><text:span text:style-name="T1"><text:line-break/>Experience the artistry of Cochabamba! "Manos del Valle" brings together talented local artisans and artists for a vibrant weekend fair. Discover unique handmade ceramics, textiles, paintings, and more. Support local creators!</text:span></text:p>
        </text:list-item>
      </text:list>
      <text:p text:style-name="Text_20_body"><text:line-break/></text:p>
      <text:p text:style-name="Text_20_body"/>
      <text:p text:style-name="Text_20_body"><text:soft-page-break/></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5T19:53:19.016769532</meta:creation-date>
    <dc:date>2025-04-26T20:56:39.783561185</dc:date>
    <meta:editing-duration>P1DT18H55M27S</meta:editing-duration>
    <meta:editing-cycles>39</meta:editing-cycles>
    <meta:generator>LibreOffice/6.4.7.2$Linux_X86_64 LibreOffice_project/40$Build-2</meta:generator>
    <meta:document-statistic meta:table-count="0" meta:image-count="0" meta:object-count="0" meta:page-count="3" meta:paragraph-count="34" meta:word-count="625" meta:character-count="4179" meta:non-whitespace-character-count="3613"/>
  </office:meta>
</office:document-meta>
</file>